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5Proular" svg:font-family="FontAwesome5Proular"/>
    <style:font-face style:name="Georgia" svg:font-family="Georgia"/>
    <style:font-face style:name="Gill Sans" svg:font-family="'Gill Sans'"/>
    <style:font-face style:name="Helvetica" svg:font-family="Helvetica"/>
    <style:font-face style:name="ProximaNova" svg:font-family="ProximaNova"/>
    <style:font-face style:name="ProximaNovaular" svg:font-family="ProximaNovaular"/>
    <style:font-face style:name="ProximaNovaularIt" svg:font-family="ProximaNovaularIt"/>
    <style:font-face style:name="Times" svg:font-family="Times"/>
    <style:font-face style:name="Arial Unicode MS1" svg:font-family="'Arial Unicode MS'" style:font-pitch="variable"/>
    <style:font-face style:name="FontAwesome5Proular1" svg:font-family="FontAwesome5Proular" style:font-pitch="variable"/>
    <style:font-face style:name="Georgia1" svg:font-family="Georgia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ProximaNova1" svg:font-family="ProximaNova" style:font-pitch="variable"/>
    <style:font-face style:name="ProximaNovaular1" svg:font-family="ProximaNovaular" style:font-pitch="variable"/>
    <style:font-face style:name="ProximaNovaularIt1" svg:font-family="ProximaNovaularIt" style:font-pitch="variable"/>
    <style:font-face style:name="Times1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81cc" officeooo:paragraph-rsid="000a81cc"/>
    </style:style>
    <style:style style:name="P2" style:family="paragraph" style:parent-style-name="Standard">
      <style:text-properties fo:font-variant="normal" fo:text-transform="none" fo:color="#1155cc" style:text-line-through-style="none" style:text-line-through-type="none" style:font-name="Gill Sans" fo:font-size="40pt" fo:font-style="normal" style:text-underline-style="none" fo:font-weight="bold" officeooo:rsid="000a81cc" officeooo:paragraph-rsid="000a81cc" style:text-blinking="false" fo:background-color="transparent" style:font-size-asian="40pt" style:font-size-complex="40pt"/>
    </style:style>
    <style:style style:name="P3" style:family="paragraph" style:parent-style-name="Standard">
      <style:text-properties fo:font-variant="normal" fo:text-transform="none" fo:color="#1155cc" style:text-line-through-style="none" style:text-line-through-type="none" style:font-name="Gill Sans" fo:font-size="40pt" fo:font-style="normal" style:text-underline-style="none" fo:font-weight="bold" officeooo:rsid="000a81cc" officeooo:paragraph-rsid="000d866b" style:text-blinking="false" fo:background-color="transparent" style:font-size-asian="40pt" style:font-size-complex="40pt"/>
    </style:style>
    <style:style style:name="P4" style:family="paragraph" style:parent-style-name="Standard">
      <style:text-properties fo:font-variant="normal" fo:text-transform="none" fo:color="#1155cc" style:text-line-through-style="none" style:text-line-through-type="none" style:font-name="Gill Sans" fo:font-size="40pt" fo:font-style="normal" style:text-underline-style="none" fo:font-weight="bold" officeooo:rsid="000a81cc" officeooo:paragraph-rsid="00178613" style:text-blinking="false" fo:background-color="transparent" style:font-size-asian="40pt" style:font-size-complex="40pt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Gill Sans" fo:font-size="14pt" fo:font-style="normal" style:text-underline-style="none" fo:font-weight="normal" officeooo:rsid="000d866b" officeooo:paragraph-rsid="000a81cc" style:text-blinking="false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Gill Sans" fo:font-size="14pt" fo:font-style="normal" style:text-underline-style="none" fo:font-weight="normal" officeooo:rsid="000d866b" officeooo:paragraph-rsid="000d866b" style:text-blinking="false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style:use-window-font-color="true" style:text-line-through-style="none" style:text-line-through-type="none" style:font-name="Gill Sans" fo:font-size="10pt" fo:font-style="normal" style:text-underline-style="none" fo:font-weight="normal" officeooo:rsid="000d866b" officeooo:paragraph-rsid="000d866b" style:text-blinking="false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style:use-window-font-color="true" style:text-line-through-style="none" style:text-line-through-type="none" style:font-name="Gill Sans" fo:font-size="10pt" fo:font-style="normal" style:text-underline-style="none" fo:font-weight="normal" officeooo:rsid="00145c7f" officeooo:paragraph-rsid="00178613" style:text-blinking="false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officeooo:rsid="000a81cc" officeooo:paragraph-rsid="00178613"/>
    </style:style>
    <style:style style:name="T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use-window-font-color="true" fo:font-size="14pt" fo:font-weight="normal" officeooo:rsid="000d866b" style:font-size-asian="14pt" style:font-weight-asian="normal" style:font-size-complex="14pt" style:font-weight-complex="normal"/>
    </style:style>
    <style:style style:name="T3" style:family="text">
      <style:text-properties style:use-window-font-color="true" fo:font-size="12pt" fo:font-weight="normal" officeooo:rsid="000d866b" style:font-size-asian="12pt" style:font-weight-asian="normal" style:font-size-complex="12pt" style:font-weight-complex="normal"/>
    </style:style>
    <style:style style:name="T4" style:family="text">
      <style:text-properties style:use-window-font-color="true" fo:font-size="10pt" fo:font-weight="normal" officeooo:rsid="000d866b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0f45bc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145c7f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154717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18fea4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1a983a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8pt" fo:font-weight="normal" officeooo:rsid="000d866b" style:font-size-asian="18pt" style:font-weight-asian="normal" style:font-size-complex="18pt" style:font-weight-complex="normal"/>
    </style:style>
    <style:style style:name="T11" style:family="text">
      <style:text-properties officeooo:rsid="0012c968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Gill Sans" fo:font-size="10pt" fo:font-style="normal" style:text-underline-style="none" fo:font-weight="normal" officeooo:rsid="00145c7f" style:text-blinking="false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style:use-window-font-color="true" style:text-line-through-style="none" style:text-line-through-type="none" style:font-name="Gill Sans" fo:font-size="10pt" fo:font-style="normal" style:text-underline-style="none" fo:font-weight="normal" officeooo:rsid="00154717" style:text-blinking="false" fo:background-color="transparent" loext:char-shading-value="0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<text:bookmark text:name="docs-internal-guid-dd3ad858-7fff-119b-5e85-b425ee98c10d"/><text:tab/><text:tab/><text:tab/>Linzhi<text:span text:style-name="T1"><text:tab/></text:span><text:span text:style-name="T2">Semiconductor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<text:tab/><text:tab/><text:tab/><text:tab/><text:tab/><text:tab/></text:p>
      <text:p text:style-name="P3"><text:span text:style-name="T2"><text:tab/><text:tab/><text:tab/><text:tab/><text:tab/><text:tab/><text:tab/></text:span><text:span text:style-name="T10">Linzhi Working Papers</text:span></text:p>
      <text:p text:style-name="P3"><text:span text:style-name="T2"><text:tab/><text:tab/><text:tab/><text:tab/><text:tab/><text:tab/><text:tab/></text:span><text:span text:style-name="T3">No 1</text:span></text:p>
      <text:p text:style-name="P6"/>
      <text:p text:style-name="P6"/>
      <text:p text:style-name="P3"><text:span text:style-name="T2"><text:tab/><text:tab/><text:tab/><text:tab/><text:tab/><text:tab/><text:tab/></text:span><text:span text:style-name="T10">About Linzhi.</text:span></text:p>
      <text:p text:style-name="P3"><text:span text:style-name="T2"><text:tab/><text:tab/><text:tab/><text:tab/><text:tab/><text:tab/><text:tab/></text:span><text:span text:style-name="T4">by Sonia Chen</text:span></text:p>
      <text:p text:style-name="P7"/>
      <text:p text:style-name="P7"/>
      <text:p text:style-name="P7"/>
      <text:p text:style-name="P7"/>
      <text:p text:style-name="P7"><text:tab/><text:tab/><text:tab/><text:tab/><text:tab/><text:tab/><text:tab/><text:span text:style-name="T11">January</text:span> 201<text:span text:style-name="T11">9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4"><text:tab/><text:tab/><text:tab/><text:tab/><text:tab/><text:tab/><text:tab/>Keywords: </text:span><text:span text:style-name="T5">LWP1, </text:span><text:span text:style-name="T4">Corporate, News, Ethereu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6"><text:tab/><text:tab/><text:tab/><text:tab/><text:tab/><text:tab/><text:tab/>This publication is available on </text:span><text:a xlink:type="simple" xlink:href="https://linzhi.io/" text:style-name="Internet_20_link" text:visited-style-name="Visited_20_Internet_20_Link"><text:span text:style-name="T9">https://linzhi.io</text:span></text:a><text:span text:style-name="T6"> <text:tab/><text:tab/><text:tab/><text:tab/><text:tab/><text:tab/><text:tab/><text:tab/></text:span><text:span text:style-name="T8">Telegram discussion </text:span><text:a xlink:type="simple" xlink:href="https://t.me/LinzhiCorp" text:style-name="Internet_20_link" text:visited-style-name="Visited_20_Internet_20_Link"><text:span text:style-name="T9">https://t.me/LinzhiCorp</text:span></text:a></text:p>
      <text:p text:style-name="P8"/>
      <text:p text:style-name="P8"><text:tab/><text:tab/><text:tab/><text:tab/><text:tab/><text:tab/><text:tab/>All original rights for text and media are released into the</text:p>
      <text:p text:style-name="P4"><text:span text:style-name="T6"><text:tab/><text:tab/><text:tab/><text:tab/><text:tab/><text:tab/><text:tab/>public domain, </text:span><text:span text:style-name="T7">attribution welcome</text:span><text:span text:style-name="T6">. Rights of quoted or</text:span></text:p>
      <text:p text:style-name="P9"><text:span text:style-name="T12"><text:tab/><text:tab/><text:tab/><text:tab/><text:tab/><text:tab/><text:tab/>translated sources </text:span><text:span text:style-name="T13">remain with their respective owners.</text:span></text:p>
      <text:p text:style-name="P9"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5Proular" svg:font-family="FontAwesome5Proular"/>
    <style:font-face style:name="Georgia" svg:font-family="Georgia"/>
    <style:font-face style:name="Gill Sans" svg:font-family="'Gill Sans'"/>
    <style:font-face style:name="Helvetica" svg:font-family="Helvetica"/>
    <style:font-face style:name="ProximaNova" svg:font-family="ProximaNova"/>
    <style:font-face style:name="ProximaNovaular" svg:font-family="ProximaNovaular"/>
    <style:font-face style:name="ProximaNovaularIt" svg:font-family="ProximaNovaularIt"/>
    <style:font-face style:name="Times" svg:font-family="Times"/>
    <style:font-face style:name="Arial Unicode MS1" svg:font-family="'Arial Unicode MS'" style:font-pitch="variable"/>
    <style:font-face style:name="FontAwesome5Proular1" svg:font-family="FontAwesome5Proular" style:font-pitch="variable"/>
    <style:font-face style:name="Georgia1" svg:font-family="Georgia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ProximaNova1" svg:font-family="ProximaNova" style:font-pitch="variable"/>
    <style:font-face style:name="ProximaNovaular1" svg:font-family="ProximaNovaular" style:font-pitch="variable"/>
    <style:font-face style:name="ProximaNovaularIt1" svg:font-family="ProximaNovaularIt" style:font-pitch="variable"/>
    <style:font-face style:name="Times1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2:02:51.981599061</meta:creation-date>
    <meta:generator>LibreOffice/6.2.0.3$MacOSX_X86_64 LibreOffice_project/98c6a8a1c6c7b144ce3cc729e34964b47ce25d62</meta:generator>
    <dc:date>2019-02-27T17:00:43.550427875</dc:date>
    <meta:editing-duration>PT22H4M48S</meta:editing-duration>
    <meta:editing-cycles>12</meta:editing-cycles>
    <meta:document-statistic meta:table-count="0" meta:image-count="0" meta:object-count="0" meta:page-count="2" meta:paragraph-count="12" meta:word-count="54" meta:character-count="477" meta:non-whitespace-character-count="346"/>
  </office:meta>
</office:document-meta>
</file>